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  <style:text-properties fo:language="en" fo:country="US"/>
    </style:style>
    <style:style style:name="P2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2" style:family="paragraph" style:parent-style-name="Preformatted_20_Text">
      <style:paragraph-properties fo:margin-top="0cm" fo:margin-bottom="0cm" style:contextual-spacing="false" style:line-height-at-least="0.503cm"/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P13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4" style:family="paragraph" style:parent-style-name="Normal">
      <style:paragraph-properties fo:text-align="justify" style:justify-single-word="false"/>
      <style:text-properties fo:language="en" fo:country="US" officeooo:rsid="00019ae8" officeooo:paragraph-rsid="00019ae8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officeooo:paragraph-rsid="00019ae8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officeooo:rsid="00019ae8" officeooo:paragraph-rsid="00019ae8"/>
    </style:style>
    <style:style style:name="P17" style:family="paragraph" style:parent-style-name="Preformatted_20_Text">
      <style:text-properties fo:font-size="10pt" fo:language="en" fo:country="US"/>
    </style:style>
    <style:style style:name="T1" style:family="text">
      <style:text-properties fo:font-variant="normal" fo:text-transform="none" fo:color="#000000" fo:font-weight="normal"/>
    </style:style>
    <style:style style:name="T2" style:family="text">
      <style:text-properties fo:font-variant="normal" fo:text-transform="none" fo:color="#000000" fo:font-weight="normal" officeooo:rsid="00019ae8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1" fo:font-size="12pt" fo:language="en" fo:country="US" fo:font-weight="normal"/>
    </style:style>
    <style:style style:name="T6" style:family="text">
      <style:text-properties officeooo:rsid="0000ad1e"/>
    </style:style>
    <style:style style:name="T7" style:family="text">
      <style:text-properties officeooo:rsid="00019ae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SEP #11<text:span text:style-name="T6">9</text:span>: New <text:span text:style-name="T6">xmlRead argument</text:span>.</text:p>
        <text:p text:style-name="P6"/>
        <text:p text:style-name="P7"/>
        <text:p text:style-name="P7">Version: 1.0</text:p>
        <text:p text:style-name="P7">Author: <text:span text:style-name="T6">Calixte Denizet</text:span></text:p>
        <text:p text:style-name="P7">Scilab-Version: 5.5.0</text:p>
        <text:p text:style-name="P7">Created: Dec 0<text:span text:style-name="T7">6</text:span> 2013</text:p>
        <text:p text:style-name="P6"/>
        <text:p text:style-name="P7"/>
        <text:p text:style-name="P8">Abstract</text:p>
        <text:p text:style-name="P4">The aim of this SEP is to <text:span text:style-name="T7">introduce a new argument in xmlRead function</text:span>.</text:p>
        <text:p text:style-name="P7"/>
        <text:p text:style-name="P8">Rationale</text:p>
        <text:p text:style-name="P14"><text:span text:style-name="T4">Since xml file encoding could differ from attribute encoding in xml tag, it would be useful to be able to precise the file encoding when reading it.</text:span></text:p>
        <text:p text:style-name="P2"/>
        <text:p text:style-name="P3">Calling Sequence</text:p>
        <text:p text:style-name="P16"><text:span text:style-name="T1">doc = xmlRead(path, “iso-8859-1”) // or an other encoding</text:span></text:p>
        <text:p text:style-name="P16"><text:span text:style-name="T1">doc = xmlRead(path, “iso-8859-1”, dtdValidate)</text:span></text:p>
        <text:p text:style-name="P15"><text:span text:style-name="T2">doc = xmlRead(path, dtdValidate) // old prototype is always ok</text:span></text:p>
        <text:p text:style-name="P15"><text:span text:style-name="T2"/></text:p>
        <text:p text:style-name="P8">Changelog</text:p>
        <text:list xml:id="list3798750929643398979" text:style-name="L1">
          <text:list-item>
            <text:p text:style-name="P13">– Initial Revision</text:p>
          </text:list-item>
        </text:list>
        <text:p text:style-name="P11"/>
        <text:p text:style-name="P8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Teletype_5f_text_5f_text_5f_text_5f_text_5f_text_5f_text_5f_text_5f_text_5f_text_5f_text_5f_text_5f_text_5f_text_5f_text_5f_text" style:display-name="Teletype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" style:display-name="Bullet Symbols_text_text_text_text_text_text_text_text_text_text_text_text_text_text_text" style:family="text">
      <style:text-properties style:font-name="StarSymbol" fo:font-size="9pt"/>
    </style:style>
    <style:style style:name="Internet_20_link_5f_text_5f_text_5f_text_5f_text_5f_text_5f_text_5f_text_5f_text_5f_text_5f_text_5f_text_5f_text_5f_text_5f_text_5f_text" style:display-name="Internet link_text_text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Source_20_Text_5f_text_5f_text_5f_text_5f_text_5f_text_5f_text_5f_text_5f_text_5f_text_5f_text_5f_text_5f_text_5f_text_5f_text_5f_text_5f_text_5f_text_5f_text_5f_text_5f_text" style:display-name="Source Text_text_text_text_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_text_text" style:family="text">
      <style:text-properties style:font-name="StarSymbol" fo:font-size="9pt"/>
    </style:style>
    <style:style style:name="Teletype" style:family="text">
      <style:text-properties style:font-name="Droid Sans Mono" style:font-name-asian="Droid Sans Mono" style:font-name-complex="Droid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Pierre MARECHAL</meta:initial-creator>
    <dc:creator>Calixte </dc:creator>
    <meta:creation-date>2008-07-09T13:39:08</meta:creation-date>
    <dc:date>2013-12-06T17:03:05.967356916</dc:date>
    <meta:editing-duration>PT1H20M33S</meta:editing-duration>
    <meta:editing-cycles>36</meta:editing-cycles>
    <meta:document-statistic meta:table-count="0" meta:image-count="0" meta:object-count="0" meta:page-count="1" meta:paragraph-count="17" meta:word-count="103" meta:character-count="641" meta:non-whitespace-character-count="554"/>
  </office:meta>
</office:document-meta>
</file>